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officeooo:rsid="0012cd11" officeooo:paragraph-rsid="0012cd11" style:font-size-asian="10pt" style:font-size-complex="10pt"/>
    </style:style>
    <style:style style:name="P2" style:family="paragraph" style:parent-style-name="Standard">
      <style:text-properties style:font-name="Calibri" fo:font-size="10pt" officeooo:rsid="0012cd11" officeooo:paragraph-rsid="001d9f94" style:font-size-asian="10pt" style:font-size-complex="10pt"/>
    </style:style>
    <style:style style:name="P3" style:family="paragraph" style:parent-style-name="Standard">
      <style:text-properties style:font-name="Calibri" fo:font-size="10pt" officeooo:rsid="0012cd11" officeooo:paragraph-rsid="0016f7a1" style:font-size-asian="10pt" style:font-size-complex="10pt"/>
    </style:style>
    <style:style style:name="P4" style:family="paragraph" style:parent-style-name="Standard">
      <style:text-properties style:font-name="Calibri" fo:font-size="10pt" officeooo:rsid="001450ba" officeooo:paragraph-rsid="001d9f94" style:font-size-asian="10pt" style:font-size-complex="10pt"/>
    </style:style>
    <style:style style:name="P5" style:family="paragraph" style:parent-style-name="Standard">
      <style:text-properties style:font-name="Calibri" fo:font-size="10pt" officeooo:rsid="0016f7a1" officeooo:paragraph-rsid="0016f7a1" style:font-size-asian="10pt" style:font-size-complex="10pt"/>
    </style:style>
    <style:style style:name="P6" style:family="paragraph" style:parent-style-name="Standard">
      <style:text-properties style:font-name="Calibri" fo:font-size="10pt" officeooo:rsid="0016f7a1" officeooo:paragraph-rsid="0012cd11" style:font-size-asian="10pt" style:font-size-complex="10pt"/>
    </style:style>
    <style:style style:name="P7" style:family="paragraph" style:parent-style-name="Standard">
      <style:text-properties style:font-name="Calibri" fo:font-size="10pt" officeooo:rsid="00154975" officeooo:paragraph-rsid="0016f7a1" style:font-size-asian="10pt" style:font-size-complex="10pt"/>
    </style:style>
    <style:style style:name="P8" style:family="paragraph" style:parent-style-name="Standard">
      <style:text-properties style:font-name="Calibri" fo:font-size="10pt" officeooo:rsid="00171d44" officeooo:paragraph-rsid="0012cd11" style:font-size-asian="10pt" style:font-size-complex="10pt"/>
    </style:style>
    <style:style style:name="P9" style:family="paragraph" style:parent-style-name="Standard">
      <style:text-properties style:font-name="Calibri" fo:font-size="10pt" officeooo:rsid="00195f78" officeooo:paragraph-rsid="0012cd11" style:font-size-asian="10pt" style:font-size-complex="10pt"/>
    </style:style>
    <style:style style:name="P10" style:family="paragraph" style:parent-style-name="Standard">
      <style:text-properties style:font-name="Calibri" fo:font-size="10pt" officeooo:rsid="001b25a6" officeooo:paragraph-rsid="0012cd11" style:font-size-asian="10pt" style:font-size-complex="10pt"/>
    </style:style>
    <style:style style:name="P11" style:family="paragraph" style:parent-style-name="Standard">
      <style:text-properties style:font-name="Calibri" fo:font-size="10pt" officeooo:rsid="001b25a6" officeooo:paragraph-rsid="001b25a6" style:font-size-asian="10pt" style:font-size-complex="10pt"/>
    </style:style>
    <style:style style:name="P12" style:family="paragraph" style:parent-style-name="Standard">
      <style:text-properties style:font-name="Calibri" fo:font-size="10pt" officeooo:rsid="001b25a6" officeooo:paragraph-rsid="001d9f94" style:font-size-asian="10pt" style:font-size-complex="10pt"/>
    </style:style>
    <style:style style:name="P13" style:family="paragraph" style:parent-style-name="Standard">
      <style:text-properties style:font-name="Calibri" fo:font-size="10pt" officeooo:rsid="001b4e1f" officeooo:paragraph-rsid="001b25a6" style:font-size-asian="10pt" style:font-size-complex="10pt"/>
    </style:style>
    <style:style style:name="P14" style:family="paragraph" style:parent-style-name="Standard">
      <style:text-properties style:font-name="Calibri" fo:font-size="10pt" officeooo:rsid="001b4e1f" officeooo:paragraph-rsid="001b4e1f" style:font-size-asian="10pt" style:font-size-complex="10pt"/>
    </style:style>
    <style:style style:name="P15" style:family="paragraph" style:parent-style-name="Standard">
      <style:text-properties style:font-name="Calibri" fo:font-size="10pt" officeooo:rsid="001b4e1f" officeooo:paragraph-rsid="0012cd11" style:font-size-asian="10pt" style:font-size-complex="10pt"/>
    </style:style>
    <style:style style:name="P16" style:family="paragraph" style:parent-style-name="Standard">
      <style:text-properties style:font-name="Calibri" fo:font-size="10pt" officeooo:paragraph-rsid="001d9f94" style:font-size-asian="10pt" style:font-size-complex="10pt"/>
    </style:style>
    <style:style style:name="P17" style:family="paragraph" style:parent-style-name="Standard">
      <style:text-properties style:font-name="Calibri" fo:font-size="10pt" officeooo:rsid="0024d9f3" officeooo:paragraph-rsid="0016f7a1" style:font-size-asian="10pt" style:font-size-complex="10pt"/>
    </style:style>
    <style:style style:name="P18" style:family="paragraph" style:parent-style-name="Standard">
      <style:text-properties style:font-name="Calibri" fo:font-size="10pt" officeooo:rsid="0014d1cb" officeooo:paragraph-rsid="001d9f94" style:font-size-asian="10pt" style:font-size-complex="10pt"/>
    </style:style>
    <style:style style:name="P19" style:family="paragraph" style:parent-style-name="Standard">
      <style:text-properties style:font-name="Calibri" fo:font-size="10pt" officeooo:rsid="0012cd11" officeooo:paragraph-rsid="0012cd11" style:font-size-asian="10pt" style:font-size-complex="10pt"/>
    </style:style>
    <style:style style:name="P20" style:family="paragraph" style:parent-style-name="Standard">
      <style:text-properties style:font-name="Calibri" fo:font-size="10pt" officeooo:rsid="0012cd11" officeooo:paragraph-rsid="0025ba86" style:font-size-asian="10pt" style:font-size-complex="10pt"/>
    </style:style>
    <style:style style:name="P21" style:family="paragraph" style:parent-style-name="Standard">
      <style:text-properties style:font-name="Calibri" fo:font-size="10pt" officeooo:rsid="0016f7a1" officeooo:paragraph-rsid="0025ba86" style:font-size-asian="10pt" style:font-size-complex="10pt"/>
    </style:style>
    <style:style style:name="P22" style:family="paragraph" style:parent-style-name="Standard">
      <style:text-properties style:font-name="Calibri" fo:font-size="10pt" officeooo:rsid="00154975" officeooo:paragraph-rsid="0025ba86" style:font-size-asian="10pt" style:font-size-complex="10pt"/>
    </style:style>
    <style:style style:name="P23" style:family="paragraph" style:parent-style-name="Standard">
      <style:text-properties style:font-name="Calibri" fo:font-size="10pt" officeooo:rsid="00171d44" officeooo:paragraph-rsid="0025ba86" style:font-size-asian="10pt" style:font-size-complex="10pt"/>
    </style:style>
    <style:style style:name="P24" style:family="paragraph" style:parent-style-name="Standard">
      <style:text-properties style:font-name="Calibri" fo:font-size="10pt" officeooo:rsid="001b25a6" officeooo:paragraph-rsid="0025ba86" style:font-size-asian="10pt" style:font-size-complex="10pt"/>
    </style:style>
    <style:style style:name="P25" style:family="paragraph" style:parent-style-name="Standard">
      <style:text-properties style:font-name="Calibri" fo:font-size="10pt" officeooo:rsid="001b4e1f" officeooo:paragraph-rsid="0025ba86" style:font-size-asian="10pt" style:font-size-complex="10pt"/>
    </style:style>
    <style:style style:name="P26" style:family="paragraph" style:parent-style-name="Standard">
      <style:text-properties style:font-name="Calibri" fo:font-size="10pt" officeooo:rsid="00195f78" officeooo:paragraph-rsid="0025ba86" style:font-size-asian="10pt" style:font-size-complex="10pt"/>
    </style:style>
    <style:style style:name="P27" style:family="paragraph" style:parent-style-name="Standard">
      <style:text-properties style:font-name="Calibri" fo:font-size="10pt" officeooo:paragraph-rsid="0025ba86" style:font-size-asian="10pt" style:font-size-complex="10pt"/>
    </style:style>
    <style:style style:name="P28" style:family="paragraph" style:parent-style-name="Standard">
      <style:text-properties style:font-name="Calibri" fo:font-size="10pt" fo:font-weight="normal" officeooo:rsid="0012cd11" officeooo:paragraph-rsid="0025ba86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loext:opacity="100%" style:font-name="Calibri" fo:font-size="10pt" fo:language="es" fo:country="ES" style:text-underline-style="none" officeooo:rsid="001b4e1f" officeooo:paragraph-rsid="0025ba86" fo:background-color="transparent" style:font-size-asian="10pt" style:font-size-complex="10pt"/>
    </style:style>
    <style:style style:name="P30" style:family="paragraph" style:parent-style-name="Standard">
      <style:text-properties fo:color="#000000" loext:opacity="100%" style:font-name="Calibri" fo:font-size="10pt" fo:language="es" fo:country="ES" style:text-underline-style="none" officeooo:rsid="001450ba" officeooo:paragraph-rsid="0025ba86" fo:background-color="transparent" style:font-size-asian="10pt" style:font-size-complex="10pt"/>
    </style:style>
    <style:style style:name="P31" style:family="paragraph" style:parent-style-name="Standard">
      <style:text-properties fo:color="#000000" loext:opacity="100%" style:font-name="Calibri" fo:font-size="10pt" fo:language="es" fo:country="ES" style:text-underline-style="none" officeooo:rsid="004dc29c" officeooo:paragraph-rsid="0025ba86" fo:background-color="transparent" style:font-size-asian="10pt" style:font-size-complex="10pt"/>
    </style:style>
    <style:style style:name="P32" style:family="paragraph" style:parent-style-name="Standard">
      <style:text-properties fo:color="#000000" loext:opacity="100%" style:font-name="Calibri" fo:font-size="10pt" fo:language="es" fo:country="ES" style:text-underline-style="none" officeooo:rsid="0016f7a1" officeooo:paragraph-rsid="0025ba86" fo:background-color="transparent" style:font-size-asian="10pt" style:font-size-complex="10pt"/>
    </style:style>
    <style:style style:name="P33" style:family="paragraph" style:parent-style-name="Standard">
      <style:text-properties fo:color="#000000" loext:opacity="100%" style:font-name="Calibri" fo:font-size="10pt" fo:language="es" fo:country="ES" style:text-underline-style="none" officeooo:rsid="00171d44" officeooo:paragraph-rsid="0025ba86" fo:background-color="transparent" style:font-size-asian="10pt" style:font-size-complex="10pt"/>
    </style:style>
    <style:style style:name="P34" style:family="paragraph" style:parent-style-name="Standard">
      <style:text-properties fo:color="#000000" loext:opacity="100%" style:font-name="Calibri" fo:font-size="10pt" fo:language="es" fo:country="ES" style:text-underline-style="none" officeooo:rsid="00195f78" officeooo:paragraph-rsid="0025ba86" fo:background-color="transparent" style:font-size-asian="10pt" style:font-size-complex="10pt"/>
    </style:style>
    <style:style style:name="P35" style:family="paragraph" style:parent-style-name="Standard">
      <style:text-properties fo:color="#000000" loext:opacity="100%" style:font-name="Calibri" fo:font-size="10pt" fo:language="es" fo:country="ES" style:text-underline-style="none" officeooo:rsid="001b9de4" officeooo:paragraph-rsid="0025ba86" fo:background-color="#ffff00" style:font-size-asian="10pt" style:font-size-complex="10pt"/>
    </style:style>
    <style:style style:name="P36" style:family="paragraph" style:parent-style-name="Standard">
      <style:text-properties fo:color="#000000" loext:opacity="100%" style:font-name="Calibri" fo:font-size="10pt" fo:language="es" fo:country="ES" style:text-underline-style="none" officeooo:rsid="00485878" officeooo:paragraph-rsid="0025ba86" fo:background-color="#ffff00" style:font-size-asian="10pt" style:font-size-complex="10pt"/>
    </style:style>
    <style:style style:name="P37" style:family="paragraph" style:parent-style-name="Standard">
      <style:text-properties fo:color="#000000" loext:opacity="100%" style:font-name="Calibri" fo:font-size="10pt" fo:language="es" fo:country="ES" style:text-underline-style="none" officeooo:rsid="004a31ad" officeooo:paragraph-rsid="0025ba86" fo:background-color="#ffff00" style:font-size-asian="10pt" style:font-size-complex="10pt"/>
    </style:style>
    <style:style style:name="P38" style:family="paragraph" style:parent-style-name="Standard">
      <style:text-properties fo:color="#000000" loext:opacity="100%" style:font-name="Calibri" fo:font-size="10pt" fo:language="es" fo:country="ES" style:text-underline-style="none" officeooo:rsid="0046d874" officeooo:paragraph-rsid="0025ba86" fo:background-color="#ffff00" style:font-size-asian="10pt" style:font-size-complex="10pt"/>
    </style:style>
    <style:style style:name="P39" style:family="paragraph" style:parent-style-name="Standard">
      <style:text-properties fo:color="#000000" loext:opacity="100%" style:font-name="Calibri" fo:font-size="10pt" fo:language="es" fo:country="ES" style:text-underline-style="none" officeooo:rsid="004f9496" officeooo:paragraph-rsid="0025ba86" fo:background-color="#ffff00" style:font-size-asian="10pt" style:font-size-complex="10pt"/>
    </style:style>
    <style:style style:name="P40" style:family="paragraph" style:parent-style-name="Standard">
      <style:text-properties fo:color="#000000" loext:opacity="100%" style:font-name="Calibri" fo:font-size="10pt" fo:language="es" fo:country="ES" style:text-underline-style="none" officeooo:rsid="003670ee" officeooo:paragraph-rsid="0025ba86" style:font-size-asian="10pt" style:font-size-complex="10pt"/>
    </style:style>
    <style:style style:name="P41" style:family="paragraph" style:parent-style-name="Standard">
      <style:text-properties fo:color="#000000" loext:opacity="100%" style:font-name="Calibri" fo:font-size="10pt" fo:language="es" fo:country="ES" style:text-underline-style="none" fo:font-weight="bold" officeooo:rsid="001d9f94" officeooo:paragraph-rsid="0025ba86" fo:background-color="transparent" style:font-size-asian="10pt" style:font-weight-asian="bold" style:font-size-complex="10pt" style:font-weight-complex="bold"/>
    </style:style>
    <style:style style:name="P42" style:family="paragraph" style:parent-style-name="Standard">
      <style:text-properties fo:color="#000000" loext:opacity="100%" style:font-name="Calibri" fo:font-size="10pt" fo:language="es" fo:country="ES" officeooo:rsid="001b9de4" officeooo:paragraph-rsid="0025ba86" style:font-size-asian="10pt" style:font-size-complex="10pt"/>
    </style:style>
    <style:style style:name="T1" style:family="text">
      <style:text-properties officeooo:rsid="0012cd1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2cd11"/>
    </style:style>
    <style:style style:name="T4" style:family="text">
      <style:text-properties style:text-underline-style="solid" style:text-underline-width="auto" style:text-underline-color="font-color" officeooo:rsid="0014d1cb"/>
    </style:style>
    <style:style style:name="T5" style:family="text">
      <style:text-properties style:text-underline-style="solid" style:text-underline-width="auto" style:text-underline-color="font-color" officeooo:rsid="00171d44"/>
    </style:style>
    <style:style style:name="T6" style:family="text">
      <style:text-properties style:text-underline-style="solid" style:text-underline-width="auto" style:text-underline-color="font-color" officeooo:rsid="0017ed36"/>
    </style:style>
    <style:style style:name="T7" style:family="text">
      <style:text-properties style:text-underline-style="long-dash" style:text-underline-width="auto" style:text-underline-color="font-color" officeooo:rsid="0012cd11"/>
    </style:style>
    <style:style style:name="T8" style:family="text">
      <style:text-properties style:text-underline-style="long-dash" style:text-underline-width="auto" style:text-underline-color="font-color" officeooo:rsid="00195f78"/>
    </style:style>
    <style:style style:name="T9" style:family="text">
      <style:text-properties style:text-underline-style="long-dash" style:text-underline-width="auto" style:text-underline-color="font-color" officeooo:rsid="001b25a6"/>
    </style:style>
    <style:style style:name="T10" style:family="text">
      <style:text-properties style:text-line-through-style="solid" style:text-line-through-type="single" officeooo:rsid="0012cd11"/>
    </style:style>
    <style:style style:name="T11" style:family="text">
      <style:text-properties officeooo:rsid="0014d1cb"/>
    </style:style>
    <style:style style:name="T12" style:family="text">
      <style:text-properties officeooo:rsid="00154975"/>
    </style:style>
    <style:style style:name="T13" style:family="text">
      <style:text-properties style:text-underline-style="solid" style:text-underline-type="double" style:text-underline-width="auto" style:text-underline-color="font-color" officeooo:rsid="00154975"/>
    </style:style>
    <style:style style:name="T14" style:family="text">
      <style:text-properties style:text-underline-style="solid" style:text-underline-type="double" style:text-underline-width="auto" style:text-underline-color="font-color" officeooo:rsid="0016f7a1"/>
    </style:style>
    <style:style style:name="T15" style:family="text">
      <style:text-properties style:text-underline-style="solid" style:text-underline-type="double" style:text-underline-width="auto" style:text-underline-color="font-color" officeooo:rsid="001b25a6"/>
    </style:style>
    <style:style style:name="T16" style:family="text">
      <style:text-properties style:text-underline-style="solid" style:text-underline-type="double" style:text-underline-width="auto" style:text-underline-color="font-color" officeooo:rsid="001b4e1f"/>
    </style:style>
    <style:style style:name="T17" style:family="text">
      <style:text-properties style:text-underline-style="solid" style:text-underline-type="double" style:text-underline-width="auto" style:text-underline-color="font-color" officeooo:rsid="00195f78"/>
    </style:style>
    <style:style style:name="T18" style:family="text">
      <style:text-properties officeooo:rsid="0016f7a1"/>
    </style:style>
    <style:style style:name="T19" style:family="text">
      <style:text-properties officeooo:rsid="00171d44"/>
    </style:style>
    <style:style style:name="T20" style:family="text">
      <style:text-properties officeooo:rsid="0017ed36"/>
    </style:style>
    <style:style style:name="T21" style:family="text">
      <style:text-properties officeooo:rsid="001b25a6"/>
    </style:style>
    <style:style style:name="T22" style:family="text">
      <style:text-properties officeooo:rsid="001b4e1f"/>
    </style:style>
    <style:style style:name="T23" style:family="text">
      <style:text-properties officeooo:rsid="001d9f94"/>
    </style:style>
    <style:style style:name="T24" style:family="text">
      <style:text-properties officeooo:rsid="00203599"/>
    </style:style>
    <style:style style:name="T25" style:family="text">
      <style:text-properties officeooo:rsid="00218cb3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2cd11" style:font-weight-asian="bold" style:font-weight-complex="bold"/>
    </style:style>
    <style:style style:name="T28" style:family="text">
      <style:text-properties officeooo:rsid="00485878"/>
    </style:style>
    <style:style style:name="T29" style:family="text">
      <style:text-properties officeooo:rsid="0044e981"/>
    </style:style>
    <style:style style:name="T30" style:family="text">
      <style:text-properties officeooo:rsid="0046d874"/>
    </style:style>
    <style:style style:name="T31" style:family="text">
      <style:text-properties officeooo:rsid="004a31ad"/>
    </style:style>
    <style:style style:name="T32" style:family="text">
      <style:text-properties officeooo:rsid="004f9496"/>
    </style:style>
    <style:style style:name="T33" style:family="text">
      <style:text-properties officeooo:rsid="004f9496" fo:background-color="#ffff00" loext:char-shading-value="0"/>
    </style:style>
    <style:style style:name="T34" style:family="text">
      <style:text-properties fo:color="#000000" loext:opacity="100%" fo:language="es" fo:country="ES" style:text-underline-style="none" fo:font-weight="bold" officeooo:rsid="001b4e1f" fo:background-color="transparent" loext:char-shading-value="0" style:font-weight-asian="bold" style:font-weight-complex="bold"/>
    </style:style>
    <style:style style:name="T35" style:family="text">
      <style:text-properties fo:color="#000000" loext:opacity="100%" fo:language="es" fo:country="ES" style:text-underline-style="none" fo:font-weight="bold" officeooo:rsid="001d9f94" fo:background-color="transparent" loext:char-shading-value="0" style:font-weight-asian="bold" style:font-weight-complex="bold"/>
    </style:style>
    <style:style style:name="T36" style:family="text">
      <style:text-properties fo:color="#000000" loext:opacity="100%" fo:language="es" fo:country="ES" style:text-underline-style="none" officeooo:rsid="001b4e1f" fo:background-color="transparent" loext:char-shading-value="0"/>
    </style:style>
    <style:style style:name="T37" style:family="text">
      <style:text-properties fo:color="#000000" loext:opacity="100%" fo:language="es" fo:country="ES" style:text-underline-style="none" officeooo:rsid="001d9f94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7">VOTANTE</text:span><text:span text:style-name="T1">(</text:span><text:span text:style-name="T4">dni</text:span><text:span text:style-name="T11">, nom_comp, teléfono</text:span><text:span text:style-name="T1">)</text:span></text:p>
      <text:p text:style-name="P18">CP: dni</text:p>
      <text:p text:style-name="P1"/>
      <text:p text:style-name="P1"><text:span text:style-name="T26">LOCALIDAD</text:span>(<text:span text:style-name="T2">localidad</text:span>, circunscripción)</text:p>
      <text:p text:style-name="P1">CP: localidad</text:p>
      <text:p text:style-name="P1"/>
      <text:p text:style-name="P16"><text:span text:style-name="T27">ID_DIGITAL</text:span><text:span text:style-name="T1">(</text:span><text:span text:style-name="T3">id</text:span><text:span text:style-name="T1">, password, dir_tipo, dirrección, dir_piso, dir_num, </text:span><text:span text:style-name="T7">localidad</text:span><text:span text:style-name="T1">, </text:span><text:span text:style-name="T10">circunscripción</text:span><text:span text:style-name="T1">, </text:span><text:span text:style-name="T7">dni </text:span><text:span text:style-name="T1">)</text:span></text:p>
      <text:p text:style-name="P2">CP: id</text:p>
      <text:p text:style-name="P2">C<text:span text:style-name="T19">A</text:span>j: localidad → Localidad {localidad}</text:p>
      <text:p text:style-name="P2">CAj: dni → Votante {dni}</text:p>
      <text:p text:style-name="P4">VNN: dni</text:p>
      <text:p text:style-name="P1"/>
      <text:p text:style-name="P3"><text:span text:style-name="T26">SENADOR</text:span>(<text:span text:style-name="T14">dni_sen</text:span><text:span text:style-name="T18">, circ_presenta, partido</text:span>)</text:p>
      <text:p text:style-name="P5">CP: dni_sen</text:p>
      <text:p text:style-name="P5">CAj: dni_sen → Votante {dni}</text:p>
      <text:p text:style-name="P5">VNN: circ_presenta</text:p>
      <text:p text:style-name="P6"/>
      <text:p text:style-name="P3"><text:span text:style-name="T26">VOTA_SEN</text:span>(<text:span text:style-name="T13">id_dig</text:span><text:span text:style-name="T12">, </text:span><text:span text:style-name="T13">dni_sen</text:span><text:span text:style-name="T12">, num_votos</text:span>)</text:p>
      <text:p text:style-name="P7">CP: {id_dig, dni_sen}</text:p>
      <text:p text:style-name="P5">CAj: id_dig → ID_DIGITAL {id}</text:p>
      <text:p text:style-name="P5">CAj: dni_sen → Senador {dni}</text:p>
      <text:p text:style-name="P17">num_votos se puede calcular contando filas de la tabla VOTA_SEN (ya que cada </text:p>
      <text:p text:style-name="P1"/>
      <text:p text:style-name="P1"><text:span text:style-name="T26">HORARIO</text:span>(<text:span text:style-name="T5">h_ini</text:span><text:span text:style-name="T19">, </text:span><text:span text:style-name="T5">h_fin</text:span><text:span text:style-name="T19">, </text:span><text:span text:style-name="T5">día</text:span>)</text:p>
      <text:p text:style-name="P8">CP: {h_ini, h_fin, día}</text:p>
      <text:p text:style-name="P1"/>
      <text:p text:style-name="P1"><text:span text:style-name="T26">CENTRO</text:span>(<text:span text:style-name="T5">id_centro</text:span><text:span text:style-name="T19">, nom_centro, dir_centro</text:span>)</text:p>
      <text:p text:style-name="P8">CP: id_centro</text:p>
      <text:p text:style-name="P8">UK: {nom_centro, dir_centro}</text:p>
      <text:p text:style-name="P1"/>
      <text:p text:style-name="P1"><text:span text:style-name="T26">ACCIÓN</text:span>(<text:span text:style-name="T6">num_reg</text:span><text:span text:style-name="T20">, desc, </text:span><text:span text:style-name="T8">dni_int</text:span>)</text:p>
      <text:p text:style-name="P9">CP: {num_reg, dni_int}</text:p>
      <text:p text:style-name="P9">CAj: dni_int → Interventor {dni}</text:p>
      <text:p text:style-name="P1"/>
      <text:p text:style-name="P1"><text:span text:style-name="T26">INTERVENTOR</text:span>(<text:span text:style-name="T15">dni_int</text:span><text:span text:style-name="T21">, </text:span><text:span text:style-name="T9">id_centro</text:span><text:span text:style-name="T21">, sueldo, </text:span><text:span text:style-name="T9">int_supervisado</text:span>)</text:p>
      <text:p text:style-name="P10">CP: <text:span text:style-name="T23">dni_int</text:span></text:p>
      <text:p text:style-name="P11">CAj: <text:span text:style-name="T23">dni_int → Votante {dni}</text:span></text:p>
      <text:p text:style-name="P12">CAj: <text:span text:style-name="T23">id_centro → Centro {id_centro}</text:span></text:p>
      <text:p text:style-name="P11">CAj: <text:span text:style-name="T23">int_supervisado → Interventor {dni_int}</text:span></text:p>
      <text:p text:style-name="P13">VNN: <text:span text:style-name="T23">sueldo</text:span></text:p>
      <text:p text:style-name="P14">VNN: <text:span text:style-name="T23">id_centro</text:span></text:p>
      <text:p text:style-name="P1"/>
      <text:p text:style-name="P1"><text:span text:style-name="T26">PIDE_CITA</text:span>(<text:span text:style-name="T16">dni_votante</text:span><text:span text:style-name="T22">, </text:span><text:span text:style-name="T16">dia</text:span><text:span text:style-name="T22">, </text:span><text:span text:style-name="T16">h_ini</text:span><text:span text:style-name="T22">, </text:span><text:span text:style-name="T16">h_fin</text:span><text:span text:style-name="T22">, </text:span><text:span text:style-name="T16">id_centro</text:span>)</text:p>
      <text:p text:style-name="P15">CP: <text:span text:style-name="T24">{dni_votante, dia, h_ini, h_fin, id_centro}</text:span></text:p>
      <text:p text:style-name="P14">CAj: <text:span text:style-name="T25">dni_votante → Votante {dni}</text:span></text:p>
      <text:p text:style-name="P14">CAj: <text:span text:style-name="T25">{dia, h_ini, h_fin} → Horario {dia, h_ini, h_fin}</text:span></text:p>
      <text:p text:style-name="P14">CAj: <text:span text:style-name="T25">id_centro → Centro {id_centro}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<text:soft-page-break/><text:span text:style-name="T26">VOTANTE</text:span>(<text:span text:style-name="T2">dni</text:span>, nom_comp, teléfono)</text:p>
      <text:p text:style-name="P42">CP: dni</text:p>
      <text:p text:style-name="P35"/>
      <text:p text:style-name="P20"><text:span text:style-name="T26">LOCALIDAD</text:span>(<text:span text:style-name="T2">localidad</text:span>, circunscripción)</text:p>
      <text:p text:style-name="P40">CP: localidad</text:p>
      <text:p text:style-name="P35"/>
      <text:p text:style-name="P20"><text:span text:style-name="T26">HORARIO</text:span>(<text:span text:style-name="T5">h_ini</text:span><text:span text:style-name="T19">, </text:span><text:span text:style-name="T5">h_fin</text:span><text:span text:style-name="T19">, </text:span><text:span text:style-name="T5">día</text:span>)</text:p>
      <text:p text:style-name="P33">CP: {h_ini, h_fin, día}</text:p>
      <text:p text:style-name="P37">Restricción adicional: dia &gt;= 03/03/2025 &amp; dia &lt;= 18/03/2025</text:p>
      <text:p text:style-name="P37">Restricción adicional: h_ini &lt; h_fin &amp; h_fin – h_ini &lt;= 2</text:p>
      <text:p text:style-name="P37"/>
      <text:p text:style-name="P20"><text:span text:style-name="T26">CENTRO</text:span>(<text:span text:style-name="T5">id_centro</text:span><text:span text:style-name="T19">, nom_centro, dir_centro</text:span>)</text:p>
      <text:p text:style-name="P23">CP: id_centro</text:p>
      <text:p text:style-name="P33"><text:span text:style-name="T27">UK: {nom_centro, dir_centro}</text:span></text:p>
      <text:p text:style-name="P33"><text:span text:style-name="T27"/></text:p>
      <text:p text:style-name="P27"><text:span text:style-name="T27">ID_DIGITAL</text:span><text:span text:style-name="T1">(</text:span><text:span text:style-name="T3">id</text:span><text:span text:style-name="T1">, password, dir_tipo, dirrecci</text:span><text:span text:style-name="T29">ó</text:span><text:span text:style-name="T1">n, dir_piso, dir_num, </text:span><text:span text:style-name="T7">localidad</text:span><text:span text:style-name="T1">, </text:span><text:span text:style-name="T7">dni </text:span><text:span text:style-name="T1">)</text:span></text:p>
      <text:p text:style-name="P20">CP: id</text:p>
      <text:p text:style-name="P20">C<text:span text:style-name="T19">A</text:span>j: localidad → <text:span text:style-name="T28">LOCALIDAD</text:span> {localidad}</text:p>
      <text:p text:style-name="P20">CAj: dni → <text:span text:style-name="T28">VOTANTE</text:span> {dni}</text:p>
      <text:p text:style-name="P30">VNN: dni</text:p>
      <text:p text:style-name="P31">UK: dni</text:p>
      <text:p text:style-name="P35"/>
      <text:p text:style-name="P20"><text:span text:style-name="T26">SENADOR</text:span>(<text:span text:style-name="T14">dni_sen</text:span><text:span text:style-name="T18">, circ_presenta, partido, </text:span><text:span text:style-name="T30">num_votos</text:span>)</text:p>
      <text:p text:style-name="P21">CP: dni_sen</text:p>
      <text:p text:style-name="P21">CAj: dni_sen → <text:span text:style-name="T28">VOTANTE</text:span> {dni}</text:p>
      <text:p text:style-name="P32">VNN: circ_presenta</text:p>
      <text:p text:style-name="P36"><text:span text:style-name="T31">Derivado: </text:span>num_votos = filas VOTA_SEN donde aparece SENADOR.dni_sen</text:p>
      <text:p text:style-name="P37">Valores de partido son: “ASIR”, “DAM”, “DAW”, “PHT” y “PRO”.</text:p>
      <text:p text:style-name="P37"/>
      <text:p text:style-name="P20"><text:span text:style-name="T26">VOTA_SEN</text:span>(<text:span text:style-name="T13">id_dig</text:span><text:span text:style-name="T12">, </text:span><text:span text:style-name="T13">dni_sen</text:span>)</text:p>
      <text:p text:style-name="P22">CP: {id_dig, dni_sen}</text:p>
      <text:p text:style-name="P21">CAj: id_dig → ID_DIGITAL {id}</text:p>
      <text:p text:style-name="P32">CAj: dni_sen → <text:span text:style-name="T28">SENADOR</text:span> {dni}</text:p>
      <text:p text:style-name="P38"><text:span text:style-name="T28">Restricci</text:span><text:span text:style-name="T32">ones</text:span><text:span text:style-name="T28"> Adicional</text:span><text:span text:style-name="T32">es</text:span><text:span text:style-name="T28">: </text:span></text:p>
      <text:p text:style-name="P38">ID_DIGITAL.circunscripción = SENADOR.circ_presenta</text:p>
      <text:p text:style-name="P39">id_dig puede repetirse como mucho 3 veces en la tabla</text:p>
      <text:p text:style-name="P35"/>
      <text:p text:style-name="P20"><text:span text:style-name="T26">INTERVENTOR</text:span>(<text:span text:style-name="T15">dni_int</text:span><text:span text:style-name="T21">, </text:span><text:span text:style-name="T9">id_centro</text:span><text:span text:style-name="T21">, sueldo, </text:span><text:span text:style-name="T9">int_supervisado</text:span>)</text:p>
      <text:p text:style-name="P24">CP: <text:span text:style-name="T23">dni_int</text:span></text:p>
      <text:p text:style-name="P24">CAj: <text:span text:style-name="T23">dni_int → </text:span><text:span text:style-name="T28">VOTANTE</text:span><text:span text:style-name="T23"> {dni}</text:span></text:p>
      <text:p text:style-name="P24">CAj: <text:span text:style-name="T23">id_centro → </text:span><text:span text:style-name="T28">CENTRO</text:span><text:span text:style-name="T23"> {id_centro} </text:span><text:span text:style-name="T33">B:C</text:span></text:p>
      <text:p text:style-name="P24">CAj: <text:span text:style-name="T23">int_supervisado → </text:span><text:span text:style-name="T28">INTERVENTOR</text:span><text:span text:style-name="T23"> {dni_int}</text:span></text:p>
      <text:p text:style-name="P25">VNN: <text:span text:style-name="T23">sueldo</text:span></text:p>
      <text:p text:style-name="P28"><text:span text:style-name="T36">VNN: </text:span><text:span text:style-name="T37">id_centro</text:span></text:p>
      <text:p text:style-name="P41"/>
      <text:p text:style-name="P20"><text:span text:style-name="T26">ACCIÓN</text:span>(<text:span text:style-name="T6">num_reg</text:span><text:span text:style-name="T20">, desc, </text:span><text:span text:style-name="T17">dni_int</text:span>)</text:p>
      <text:p text:style-name="P26">CP: {num_reg, dni_int}</text:p>
      <text:p text:style-name="P34">CAj: dni_int → Interventor {dni}</text:p>
      <text:p text:style-name="P35"/>
      <text:p text:style-name="P20"><text:span text:style-name="T26">PIDE_CITA</text:span>(<text:span text:style-name="T16">dni_votante</text:span><text:span text:style-name="T22">, </text:span><text:span text:style-name="T16">dia</text:span><text:span text:style-name="T22">, </text:span><text:span text:style-name="T16">h_ini</text:span><text:span text:style-name="T22">, </text:span><text:span text:style-name="T16">h_fin</text:span><text:span text:style-name="T22">, </text:span><text:span text:style-name="T16">id_centro</text:span>)</text:p>
      <text:p text:style-name="P25">CP: <text:span text:style-name="T24">{dni_votante, dia, h_ini, h_fin, id_centro}</text:span></text:p>
      <text:p text:style-name="P25">CAj: <text:span text:style-name="T25">dni_votante → </text:span><text:span text:style-name="T28">VOTANTE</text:span><text:span text:style-name="T25"> {dni}</text:span></text:p>
      <text:p text:style-name="P25">CAj: <text:span text:style-name="T25">{dia, h_ini, h_fin} → </text:span><text:span text:style-name="T28">HORARIO</text:span><text:span text:style-name="T25"> {dia, h_ini, h_fin}</text:span></text:p>
      <text:p text:style-name="P29">CAj: <text:span text:style-name="T25">id_centro → </text:span><text:span text:style-name="T28">CENTRO</text:span><text:span text:style-name="T25"> {id_centro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23T18:24:36.530000000</dc:date>
    <meta:editing-duration>PT2H21M9S</meta:editing-duration>
    <meta:editing-cycles>18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83" meta:word-count="351" meta:character-count="2662" meta:non-whitespace-character-count="2391"/>
  </office:meta>
</office:document-meta>
</file>